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4e6f3" style:font-size-asian="19.25pt" style:font-size-complex="22pt"/>
    </style:style>
    <style:style style:name="P2" style:family="paragraph" style:parent-style-name="Standard">
      <style:text-properties fo:font-size="22pt" officeooo:rsid="0014e6f3" officeooo:paragraph-rsid="0014e6f3" style:font-size-asian="19.25pt" style:font-size-complex="22pt"/>
    </style:style>
    <style:style style:name="P3" style:family="paragraph" style:parent-style-name="Standard">
      <style:text-properties fo:color="#0066ff" fo:font-size="22pt" officeooo:rsid="0014e6f3" officeooo:paragraph-rsid="0014e6f3" style:font-size-asian="19.25pt" style:font-size-complex="22pt"/>
    </style:style>
    <style:style style:name="P4" style:family="paragraph" style:parent-style-name="Standard">
      <style:text-properties fo:color="#0066ff" fo:font-size="14pt" officeooo:rsid="00169f48" officeooo:paragraph-rsid="00169f48" style:font-size-asian="14pt" style:font-size-complex="14pt"/>
    </style:style>
    <style:style style:name="P5" style:family="paragraph" style:parent-style-name="Standard">
      <style:text-properties fo:color="#0066ff" fo:font-size="16pt" fo:font-weight="bold" officeooo:rsid="00169f48" officeooo:paragraph-rsid="00169f48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0066ff" fo:font-size="15pt" officeooo:rsid="00169f48" officeooo:paragraph-rsid="00169f48" style:font-size-asian="15pt" style:font-size-complex="15pt"/>
    </style:style>
    <style:style style:name="P7" style:family="paragraph" style:parent-style-name="Standard">
      <style:text-properties fo:color="#0066ff" style:font-name="Liberation Serif" fo:font-size="16pt" fo:font-weight="bold" officeooo:rsid="00197e9f" officeooo:paragraph-rsid="00197e9f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0066ff" style:font-name="Liberation Serif" fo:font-size="16pt" fo:font-weight="bold" officeooo:rsid="00197e9f" officeooo:paragraph-rsid="0019f5ad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0066ff" style:font-name="Liberation Serif" fo:font-size="16pt" fo:font-weight="bold" officeooo:rsid="0019f5ad" officeooo:paragraph-rsid="0019f5ad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808080" fo:font-size="22pt" officeooo:rsid="0014e6f3" officeooo:paragraph-rsid="0014e6f3" style:font-size-asian="19.25pt" style:font-size-complex="22pt"/>
    </style:style>
    <style:style style:name="P11" style:family="paragraph" style:parent-style-name="Standard">
      <style:text-properties fo:color="#000000" fo:font-size="14pt" officeooo:rsid="0014e6f3" officeooo:paragraph-rsid="0014e6f3" style:font-size-asian="14pt" style:font-size-complex="14pt"/>
    </style:style>
    <style:style style:name="P12" style:family="paragraph" style:parent-style-name="Standard">
      <style:text-properties fo:color="#000000" style:font-name="Arial Narrow" fo:font-size="14pt" style:text-underline-style="none" fo:font-weight="bold" officeooo:rsid="0014e6f3" officeooo:paragraph-rsid="0014e6f3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000000" style:font-name="Arial Narrow" fo:font-size="14pt" fo:font-weight="bold" officeooo:rsid="00169f48" officeooo:paragraph-rsid="00169f48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0000" style:font-name="Arial Narrow" fo:font-size="14pt" fo:font-weight="bold" officeooo:rsid="001742be" officeooo:paragraph-rsid="001742be" style:font-size-asian="14pt" style:font-weight-asian="bold" style:font-size-complex="14pt" style:font-weight-complex="bold"/>
    </style:style>
    <style:style style:name="P15" style:family="paragraph" style:parent-style-name="Standard">
      <style:text-properties fo:color="#000000" style:font-name="Arial Narrow" fo:font-size="14pt" fo:font-weight="bold" officeooo:rsid="001b54dc" officeooo:paragraph-rsid="001b54dc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000000" style:font-name="Arial Narrow" fo:font-size="14pt" fo:font-weight="bold" officeooo:rsid="00188f9c" officeooo:paragraph-rsid="001c412c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000000" style:font-name="Arial Narrow" fo:font-size="14pt" fo:font-weight="bold" officeooo:rsid="00197e9f" officeooo:paragraph-rsid="00197e9f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000000" style:font-name="Arial Narrow" fo:font-size="14pt" fo:font-weight="bold" officeooo:rsid="0022426a" officeooo:paragraph-rsid="0022426a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000000" style:font-name="Arial Narrow" fo:font-size="14pt" fo:font-weight="bold" officeooo:rsid="001fd548" officeooo:paragraph-rsid="001fd548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000000" style:font-name="Arial Narrow" fo:font-size="14pt" fo:font-weight="bold" officeooo:rsid="0023d2f8" officeooo:paragraph-rsid="0023d2f8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00" style:font-name="Arial Narrow" fo:font-size="14pt" fo:font-weight="bold" officeooo:rsid="00255f90" officeooo:paragraph-rsid="00255f90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000000" style:font-name="Liberation Serif" fo:font-size="16pt" fo:font-weight="normal" officeooo:rsid="00197e9f" officeooo:paragraph-rsid="00197e9f" style:font-size-asian="16pt" style:font-weight-asian="normal" style:font-size-complex="16pt" style:font-weight-complex="normal"/>
    </style:style>
    <style:style style:name="P23" style:family="paragraph" style:parent-style-name="Standard">
      <style:text-properties fo:color="#000000" style:font-name="Liberation Serif" fo:font-size="16pt" fo:font-weight="normal" officeooo:rsid="001fd548" officeooo:paragraph-rsid="001fd548" style:font-size-asian="16pt" style:font-weight-asian="normal" style:font-size-complex="16pt" style:font-weight-complex="normal"/>
    </style:style>
    <style:style style:name="P24" style:family="paragraph" style:parent-style-name="Standard">
      <style:text-properties fo:color="#000000" style:font-name="Liberation Serif" fo:font-size="16pt" fo:font-weight="bold" officeooo:rsid="00197e9f" officeooo:paragraph-rsid="00197e9f" style:font-size-asian="16pt" style:font-weight-asian="bold" style:font-size-complex="16pt" style:font-weight-complex="bold"/>
    </style:style>
    <style:style style:name="P25" style:family="paragraph" style:parent-style-name="Standard">
      <style:text-properties fo:color="#6666ff" style:font-name="Liberation Serif" fo:font-size="14pt" fo:font-weight="bold" officeooo:rsid="001742be" officeooo:paragraph-rsid="001742be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009933" style:font-name="Arial Narrow" fo:font-size="14pt" fo:font-weight="bold" officeooo:rsid="001c412c" officeooo:paragraph-rsid="001c412c" style:font-size-asian="14pt" style:font-weight-asian="bold" style:font-size-complex="14pt" style:font-weight-complex="bold"/>
    </style:style>
    <style:style style:name="P27" style:family="paragraph" style:parent-style-name="Standard" style:list-style-name="L1">
      <style:text-properties fo:color="#009933" style:font-name="Arial Narrow" fo:font-size="14pt" fo:font-weight="bold" officeooo:rsid="00169f48" officeooo:paragraph-rsid="00169f48" style:font-size-asian="14pt" style:font-weight-asian="bold" style:font-size-complex="14pt" style:font-weight-complex="bold"/>
    </style:style>
    <style:style style:name="P28" style:family="paragraph" style:parent-style-name="Standard" style:list-style-name="L1">
      <style:text-properties fo:color="#009933" style:font-name="Arial Narrow" fo:font-size="14pt" fo:font-weight="bold" officeooo:rsid="001742be" officeooo:paragraph-rsid="001742be" style:font-size-asian="14pt" style:font-weight-asian="bold" style:font-size-complex="14pt" style:font-weight-complex="bold"/>
    </style:style>
    <style:style style:name="P29" style:family="paragraph" style:parent-style-name="Standard" style:list-style-name="L1">
      <style:text-properties fo:color="#009933" style:font-name="Arial Narrow" fo:font-size="14pt" fo:font-weight="bold" officeooo:rsid="00188f9c" officeooo:paragraph-rsid="00188f9c" style:font-size-asian="14pt" style:font-weight-asian="bold" style:font-size-complex="14pt" style:font-weight-complex="bold"/>
    </style:style>
    <style:style style:name="P30" style:family="paragraph" style:parent-style-name="Standard" style:list-style-name="L1">
      <style:text-properties fo:color="#000000" style:font-name="Arial Narrow" fo:font-size="14pt" fo:font-weight="bold" officeooo:rsid="001742be" officeooo:paragraph-rsid="001742be" style:font-size-asian="14pt" style:font-weight-asian="bold" style:font-size-complex="14pt" style:font-weight-complex="bold"/>
    </style:style>
    <style:style style:name="P31" style:family="paragraph" style:parent-style-name="Standard" style:list-style-name="L1">
      <style:text-properties fo:color="#000000" style:font-name="Arial Narrow" fo:font-size="14pt" fo:font-weight="bold" officeooo:rsid="00188f9c" officeooo:paragraph-rsid="00188f9c" style:font-size-asian="14pt" style:font-weight-asian="bold" style:font-size-complex="14pt" style:font-weight-complex="bold"/>
    </style:style>
    <style:style style:name="T1" style:family="text">
      <style:text-properties officeooo:rsid="00169f48"/>
    </style:style>
    <style:style style:name="T2" style:family="text">
      <style:text-properties officeooo:rsid="00188f9c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officeooo:rsid="0019f5ad"/>
    </style:style>
    <style:style style:name="T5" style:family="text">
      <style:text-properties officeooo:rsid="001c412c"/>
    </style:style>
    <style:style style:name="T6" style:family="text">
      <style:text-properties fo:color="#009933" officeooo:rsid="001c412c"/>
    </style:style>
    <style:style style:name="T7" style:family="text">
      <style:text-properties officeooo:rsid="0022426a"/>
    </style:style>
    <style:style style:name="T8" style:family="text">
      <style:text-properties officeooo:rsid="0023d2f8"/>
    </style:style>
    <style:style style:name="T9" style:family="text">
      <style:text-properties officeooo:rsid="00279a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RELEASE NOTES</text:p>
      <text:p text:style-name="P10">Gastar group</text:p>
      <text:p text:style-name="P10"/>
      <text:p text:style-name="P12">El reproductor de música v1.0 de Gastar Group, cuenta con funcionalidades <text:span text:style-name="T1">básicas</text:span> como Play, Pause, Next, Back, barra de volumen de música. Ademas de estas, <text:span text:style-name="T1">también</text:span> permite hacer otro tipo de acciones practicas a la hora de escuchar música como hacer una lista de <text:span text:style-name="T1">reproducción</text:span> con el orden que el usuario desee desde su carpeta personal. </text:p>
      <text:p text:style-name="P11"/>
      <text:p text:style-name="P5">FUNCIONALIDADES DE LA APICACIÓN</text:p>
      <text:p text:style-name="P6"/>
      <text:list xml:id="list1688469950" text:style-name="L1">
        <text:list-header>
          <text:p text:style-name="P27">Play.</text:p>
          <text:p text:style-name="P27"/>
          <text:p text:style-name="P27">Pause.</text:p>
          <text:p text:style-name="P27"/>
          <text:p text:style-name="P27">Next.</text:p>
          <text:p text:style-name="P27"/>
          <text:p text:style-name="P27">Back.</text:p>
          <text:p text:style-name="P27"/>
          <text:p text:style-name="P27">Stop.</text:p>
          <text:p text:style-name="P30"/>
          <text:p text:style-name="P28">Añadir canciones.</text:p>
          <text:p text:style-name="P28"/>
          <text:list>
            <text:list-header>
              <text:p text:style-name="P30">Esta funcionalidad le da la posibilidad al usuario de poder escoger sus canciones desde su carpeta personal de una manera muy sencilla.</text:p>
            </text:list-header>
          </text:list>
          <text:p text:style-name="P28"/>
          <text:p text:style-name="P28">Pausar y retomar.</text:p>
          <text:p text:style-name="P28"/>
          <text:list text:continue-numbering="true">
            <text:list-header>
              <text:p text:style-name="P30">A través de tan solo un solo click sobre el botón Pause ( || ), el usuario podrá interrumpir la canción por el tiempo que desee, y luego seguir escuchando desde donde quedó.</text:p>
            </text:list-header>
          </text:list>
          <text:p text:style-name="P28"/>
          <text:p text:style-name="P28">Lista de Reproducción.</text:p>
          <text:p text:style-name="P28"/>
          <text:list text:continue-numbering="true">
            <text:list-header>
              <text:p text:style-name="P30">Al hacer click sobre una canción y luego presionar el botón de añadir a lista de reproducción, esta pista de audio, automáticamente pasará a formar parte de un listado <text:span text:style-name="T2">que el mismo usuario elegirá el orden en el que se reproduzca.</text:span></text:p>
            </text:list-header>
          </text:list>
        </text:list-header>
      </text:list>
      <text:p text:style-name="P14"/>
      <text:p text:style-name="P14"/>
      <text:p text:style-name="P14"/>
      <text:p text:style-name="P14"/>
      <text:list xml:id="list180643176878009" text:continue-numbering="true" text:style-name="L1">
        <text:list-header>
          <text:p text:style-name="P29"><text:soft-page-break/>Borrar. </text:p>
          <text:p text:style-name="P29"/>
          <text:list text:continue-numbering="true">
            <text:list-header>
              <text:p text:style-name="P31">Asimismo como se pueden añadir canciones, también es posible borrarlas, por si algún motivo se incorporó un tema no deseado.</text:p>
              <text:p text:style-name="P31"/>
            </text:list-header>
          </text:list>
          <text:p text:style-name="P29">Barra de volumen ajustable.</text:p>
          <text:p text:style-name="P29"/>
          <text:list text:continue-numbering="true">
            <text:list-header>
              <text:p text:style-name="P31">El usuario, podrá subir o bajar el volumen de la canción incluso durante ésta se está reproduciendo, simplemente deslizando hacia arriba o hacia abajo el indicador de volumen.</text:p>
            </text:list-header>
          </text:list>
          <text:p text:style-name="P29"/>
          <text:p text:style-name="P29">Cambio de vista.</text:p>
          <text:list text:continue-numbering="true">
            <text:list-header>
              <text:p text:style-name="P31">Será posible, de una manera muy sencilla, saltear de una vista de la lista de canciones total, a la vista de canciones elegidas.</text:p>
            </text:list-header>
          </text:list>
        </text:list-header>
      </text:list>
      <text:p text:style-name="P16"><text:tab/></text:p>
      <text:p text:style-name="P26"><text:tab/>Aleatorio</text:p>
      <text:p text:style-name="P16"><text:span text:style-name="T6"><text:tab/> <text:s text:c="5"/></text:span><text:span text:style-name="T5">Una funcionalidad muy interesante, es que el usuario, si no desea escuchar <text:tab/> <text:s text:c="5"/>el listado de canciones siempre de la misma manera, puede optar por que <text:s text:c="3"/><text:tab/> <text:s text:c="5"/>estas se reproduzcan de un modo aleatorio, saltando a cualquier cancion de <text:tab/> <text:s text:c="5"/>las que fueron escogidas.</text:span></text:p>
      <text:p text:style-name="P14"/>
      <text:p text:style-name="P25"/>
      <text:p text:style-name="P14"/>
      <text:p text:style-name="P7">PASS/FAIL RATIO <text:span text:style-name="T3">(porcentaje pruebas pasadas/falladas)</text:span></text:p>
      <text:p text:style-name="P22"/>
      <text:p text:style-name="P21">En el testing de pruebas unitarias automatizadas que se llevaron a cabo en el proyecto, se hicieron 12 pruebas en total entre las clases Modelo y observador, de las cuales las 12 fueron exitosas. </text:p>
      <text:p text:style-name="P21">Pruebas pasadas/falladas : 12/12. 100%.</text:p>
      <text:p text:style-name="P22"/>
      <text:p text:style-name="P8"><text:span text:style-name="T4">DEFECT</text:span>O<text:span text:style-name="T4">S CONOCIDOS CORREGIDOS</text:span></text:p>
      <text:p text:style-name="P8"/>
      <text:p text:style-name="P15">En una de las primeras versiones de la aplicación pudimos notar que cuando queríamos ejecutarla en otro entorno distinto al de desarrollo, encontrábamos un error. </text:p>
      <text:p text:style-name="P15">Fue resuelto <text:span text:style-name="T7">haciendo que en el momento que se inicia el programa, el usuario deba elegir primero la carpeta contenedora de las pistas de audio.</text:span></text:p>
      <text:p text:style-name="P18">Otro defecto corregido, fue que cuando agregábamos las pista de audio, a la lista de reproducción, no lo hacia en el orden que deseábamos.</text:p>
      <text:p text:style-name="P18"/>
      <text:p text:style-name="P18"/>
      <text:p text:style-name="P18"/>
      <text:p text:style-name="P18"/>
      <text:p text:style-name="P15"/>
      <text:p text:style-name="P15"/>
      <text:p text:style-name="P9"><text:soft-page-break/>DEFECTOS CONOCIDOS NO CORREGIDOS</text:p>
      <text:p text:style-name="P17"><text:span text:style-name="T8">A continuación se listarán los bugs conocidos, que quedar a resolver para versiones futuras.</text:span> <text:s text:c="189"/></text:p>
      <text:p text:style-name="P19">Un defecto conocido <text:span text:style-name="T9">es que cuando la lista de reproduccion esta en modo aleatorio, y nosotros pulsamos el boton de pasar cancion, no pasa de forma aleatoria, si no pasa a la siguiente.</text:span></text:p>
      <text:p text:style-name="P20">Otro defecto es que el modo aleatorio, comienza a reproducir cualquier canción incluso a la misma que fue reproducida por última vez.</text:p>
      <text:p text:style-name="P24"/>
      <text:p text:style-name="P7">REPOSITORIO Y DOCUMENTOS</text:p>
      <text:p text:style-name="P22"/>
      <text:p text:style-name="P17">Toda documentación relacionada con el proyecto ademas del código fuente puede encontrarse en:</text:p>
      <text:p text:style-name="P23"><text:a xlink:type="simple" xlink:href="https://github.com/martintarres/TrabajoSoftware" text:style-name="Internet_20_link" text:visited-style-name="Visited_20_Internet_20_Link">https://github.com/martintarres/TrabajoSoftware</text:a></text:p>
      <text:p text:style-name="P22"/>
      <text:p text:style-name="P22"/>
      <text:p text:style-name="P22"/>
      <text:p text:style-name="P13"/>
      <text:p text:style-name="P13"/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09:16:51.575000000</meta:creation-date>
    <dc:date>2017-06-26T18:06:41.444000000</dc:date>
    <meta:editing-duration>PT4H48M31S</meta:editing-duration>
    <meta:editing-cycles>4</meta:editing-cycles>
    <meta:generator>LibreOffice/5.3.1.2$Windows_x86 LibreOffice_project/e80a0e0fd1875e1696614d24c32df0f95f03deb2</meta:generator>
    <meta:document-statistic meta:table-count="0" meta:image-count="0" meta:object-count="0" meta:page-count="3" meta:paragraph-count="52" meta:word-count="536" meta:character-count="3369" meta:non-whitespace-character-count="2674"/>
  </office:meta>
</office:document-meta>
</file>